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01cm" svg:stroke-color="#add6e7" draw:fill="none" draw:fill-color="#ffffff" fo:padding-top="-0.049cm" fo:padding-bottom="-0.049cm" fo:padding-left="-0.049cm" fo:padding-right="-0.049cm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  <style:style style:name="gr3" style:family="graphic" style:parent-style-name="standard">
      <style:graphic-properties svg:stroke-width="0.046cm" svg:stroke-color="#ffffff" draw:fill="none" draw:fill-color="#ffffff" fo:padding-top="-0.027cm" fo:padding-bottom="-0.027cm" fo:padding-left="-0.027cm" fo:padding-right="-0.027cm"/>
    </style:style>
    <style:style style:name="gr4" style:family="graphic" style:parent-style-name="standard">
      <style:graphic-properties svg:stroke-width="0.046cm" svg:stroke-color="#040404" draw:fill="none" draw:fill-color="#ffffff" fo:padding-top="-0.027cm" fo:padding-bottom="-0.027cm" fo:padding-left="-0.027cm" fo:padding-right="-0.027cm"/>
    </style:style>
    <style:style style:name="gr5" style:family="graphic" style:parent-style-name="standard">
      <style:graphic-properties svg:stroke-width="0.046cm" draw:fill="none" draw:fill-color="#ffffff" fo:padding-top="-0.027cm" fo:padding-bottom="-0.027cm" fo:padding-left="-0.027cm" fo:padding-right="-0.027cm"/>
    </style:style>
    <style:style style:name="gr6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.337cm" svg:y="-5cm"/>
          <draw:glue-point draw:id="5" svg:x="4.998cm" svg:y="-5cm"/>
          <draw:glue-point draw:id="6" svg:x="2.667cm" svg:y="-5cm"/>
          <draw:glue-point draw:id="7" svg:x="-1.676cm" svg:y="5cm"/>
          <draw:glue-point draw:id="8" svg:x="2.923cm" svg:y="5cm"/>
          <draw:glue-point draw:id="9" svg:x="0.623cm" svg:y="5cm"/>
          <draw:glue-point draw:id="10" svg:x="-5cm" svg:y="0.7cm"/>
          <draw:glue-point draw:id="11" svg:x="5cm" svg:y="3.62cm"/>
          <draw:glue-point draw:id="12" svg:x="5cm" svg:y="-0.69cm"/>
          <draw:glue-point draw:id="13" svg:x="1.652cm" svg:y="0.403cm"/>
          <draw:line draw:style-name="gr1" draw:layer="layout" svg:x1="0cm" svg:y1="1.14cm" svg:x2="0.693cm" svg:y2="1.14cm">
            <text:p/>
          </draw:line>
          <draw:line draw:style-name="gr1" draw:layer="layout" svg:x1="0.222cm" svg:y1="1.339cm" svg:x2="0.685cm" svg:y2="1.339cm">
            <text:p/>
          </draw:line>
          <draw:line draw:style-name="gr1" draw:layer="layout" svg:x1="0.694cm" svg:y1="0.858cm" svg:x2="0.311cm" svg:y2="0.858cm">
            <text:p/>
          </draw:line>
          <draw:line draw:style-name="gr1" draw:layer="layout" svg:x1="0.133cm" svg:y1="1.039cm" svg:x2="0.684cm" svg:y2="1.039cm">
            <text:p/>
          </draw:line>
          <draw:polyline draw:style-name="gr1" draw:layer="layout" svg:width="1.503cm" svg:height="0.276cm" svg:x="0.748cm" svg:y="1.724cm" svg:viewBox="0 0 1504 277" draw:points="1035,277 0,277 453,2 1504,0 1036,277">
            <text:p/>
          </draw:polyline>
          <draw:polyline draw:style-name="gr1" draw:layer="layout" svg:width="0.454cm" svg:height="1.996cm" svg:x="0.748cm" svg:y="0.004cm" svg:viewBox="0 0 455 1997" draw:points="454,1723 0,1997 0,263 455,0 455,1723">
            <text:p/>
          </draw:polyline>
          <draw:polyline draw:style-name="gr1" draw:layer="layout" svg:width="1.503cm" svg:height="0.266cm" svg:x="0.748cm" svg:y="0cm" svg:viewBox="0 0 1504 267" draw:points="1036,267 0,267 454,3 1504,0 1036,266">
            <text:p/>
          </draw:polyline>
          <draw:polyline draw:style-name="gr1" draw:layer="layout" svg:width="1.036cm" svg:height="1.733cm" svg:x="0.748cm" svg:y="0.266cm" svg:viewBox="0 0 1037 1734" draw:points="1037,1734 0,1734 0,0 1036,0 1036,1734">
            <text:p/>
          </draw:polyline>
          <draw:polyline draw:style-name="gr1" draw:layer="layout" svg:width="0.468cm" svg:height="2cm" svg:x="1.784cm" svg:y="0cm" svg:viewBox="0 0 469 2001" draw:points="469,1724 0,2001 0,266 469,0 469,1724">
            <text:p/>
          </draw:polyline>
          <draw:polyline draw:style-name="gr1" draw:layer="layout" svg:width="0.468cm" svg:height="2cm" svg:x="1.784cm" svg:y="0cm" svg:viewBox="0 0 469 2001" draw:points="469,1724 0,2001 0,266 469,0 469,1724">
            <text:p/>
          </draw:polyline>
          <draw:path draw:style-name="gr2" draw:layer="layout" svg:width="0.861cm" svg:height="1.637cm" svg:x="0.892cm" svg:y="0.321cm" svg:viewBox="0 0 862 1638" svg:d="m785 697c14-52 74-311 77-347 2-37-11-82-30-91 1-13 1-20 1-20-5-2-9-4-14-6h1c0 0 14-58 22-98 15-77 20-100 20-100 0-11-3-20-13-23l-45-12c-9-2-16 3-22 13 0 0-18 36-42 109-13 39-29 72-29 72l1 1c-27-9-54-18-82-25-70-19-140-34-210-45 0 0-4 7-9 18-22-2-56 30-73 63-16 32-98 285-112 338-15 52-43 184-55 249-12 67-23 181-65 334-25 90-66 225-87 281-5 15-48 89 15 114 63 26 156 52 204 65 47 13 142 38 209 50 68 11 68-76 71-92 11-59 45-195 70-285 42-153 92-257 115-320s67-190 81-242z">
            <text:p/>
          </draw:path>
          <draw:path draw:style-name="gr3" draw:layer="layout" svg:width="0.861cm" svg:height="1.637cm" svg:x="0.892cm" svg:y="0.321cm" svg:viewBox="0 0 862 1638" svg:d="m785 697c14-52 74-311 77-347 2-37-11-82-30-91 1-13 1-20 1-20-5-2-9-4-14-6h1c0 0 14-58 22-98 15-77 20-100 20-100 0-11-3-20-13-23l-45-12c-9-2-16 3-22 13 0 0-18 36-42 109-13 39-29 72-29 72l1 1c-27-9-54-18-82-25-70-19-140-34-210-45 0 0-4 7-9 18-22-2-56 30-73 63-16 32-98 285-112 338-15 52-43 184-55 249-12 67-23 181-65 334-25 90-66 225-87 281-5 15-48 89 15 114 63 26 156 52 204 65 47 13 142 38 209 50 68 11 68-76 71-92 11-59 45-195 70-285 42-153 92-257 115-320s67-190 81-242">
            <text:p/>
          </draw:path>
          <draw:path draw:style-name="gr3" draw:layer="layout" svg:width="0.077cm" svg:height="0.021cm" svg:x="1.606cm" svg:y="0.337cm" svg:viewBox="0 0 78 22" svg:d="m78 22c0 0-22-7-40-12-16-4-38-10-38-10">
            <text:p/>
          </draw:path>
          <draw:path draw:style-name="gr2" draw:layer="layout" svg:width="0.862cm" svg:height="1.637cm" svg:x="0.822cm" svg:y="0.328cm" svg:viewBox="0 0 863 1638" svg:d="m786 697c14-52 74-311 77-347 2-37-11-82-30-91 1-13 1-20 1-20-5-2-10-4-15-6h2c0 0 14-58 22-98 15-77 20-100 20-100 0-11-4-20-13-23l-45-12c-10-2-17 3-23 13 0 0-18 36-42 109-13 39-29 72-29 72l1 1c-27-9-54-18-82-25-70-19-140-34-210-45 0 0-4 7-9 18-21-2-56 30-73 63-16 32-98 285-112 338-14 52-42 184-54 249-13 66-24 181-66 334-25 90-66 225-86 281-6 15-49 89 14 114 63 26 157 52 204 65 48 14 142 38 209 50 68 11 68-76 72-92 10-58 44-195 69-285 43-153 92-257 115-320 24-63 67-190 82-242z">
            <text:p/>
          </draw:path>
          <draw:path draw:style-name="gr4" draw:layer="layout" svg:width="0.862cm" svg:height="1.637cm" svg:x="0.822cm" svg:y="0.328cm" svg:viewBox="0 0 863 1638" svg:d="m786 697c14-52 74-311 77-347 2-37-11-82-30-91 1-13 1-20 1-20-5-2-10-4-15-6h2c0 0 14-58 22-98 15-77 20-100 20-100 0-11-4-20-13-23l-45-12c-10-2-17 3-23 13 0 0-18 36-42 109-13 39-29 72-29 72l1 1c-27-9-54-18-82-25-70-19-140-34-210-45 0 0-4 7-9 18-21-2-56 30-73 63-16 32-98 285-112 338-14 52-42 184-54 249-13 66-24 181-66 334-25 90-66 225-86 281-6 15-49 89 14 114 63 26 157 52 204 65 48 14 142 38 209 50 68 11 68-76 72-92 10-58 44-195 69-285 43-153 92-257 115-320 24-63 67-190 82-242">
            <text:p/>
          </draw:path>
          <draw:path draw:style-name="gr3" draw:layer="layout" svg:width="0.413cm" svg:height="1.635cm" svg:x="1.278cm" svg:y="0.329cm" svg:viewBox="0 0 414 1636" svg:d="m0 1635c68 12 68-75 71-91 11-58 45-195 70-285 42-153 92-257 115-320s67-191 81-243c15-52 74-311 77-347 3-37-11-82-30-91 1-13 1-20 1-20-5-2-9-4-14-6h1c0 0 14-58 22-98 15-77 20-100 20-100 0-11-3-20-13-23l-45-11">
            <text:p/>
          </draw:path>
          <draw:path draw:style-name="gr2" draw:layer="layout" svg:width="0.632cm" svg:height="1.127cm" svg:x="1.053cm" svg:y="0.328cm" svg:viewBox="0 0 633 1128" svg:d="m591 234c0 0 14-58 22-98 15-78 20-101 20-101 0-11-4-20-13-23l-45-12c-10-2-17 3-23 13 0 0-18 36-42 109-14 39-29 72-29 72l82 58c-36-14-72-26-110-38l-243-2c0 0-92 188-144 379-63 227-71 302-63 408 2 22 24 49 48 55 9 3 20 6 25 7s22 5 37 17c15 11 18 14 27 19s10 8 35 15 28 5 37 5c11 1 15 0 34-2 18-2 36 3 40 4 5 1 16 4 25 7 24 7 57-5 70-23 62-86 92-155 155-382 53-190 70-399 70-399l-541 68c74 11 154 28 229 48 74 21 151 47 220 76z">
            <text:p/>
          </draw:path>
          <draw:path draw:style-name="gr5" draw:layer="layout" svg:width="0.632cm" svg:height="1.127cm" svg:x="1.053cm" svg:y="0.328cm" svg:viewBox="0 0 633 1128" svg:d="m591 234c0 0 14-58 22-98 15-78 20-101 20-101 0-11-4-20-13-23l-45-12c-10-2-17 3-23 13 0 0-18 36-42 109-14 39-29 72-29 72l82 58c-36-14-72-26-110-38l-243-2c0 0-92 188-144 379-63 227-71 302-63 408 2 22 24 49 48 55 9 3 20 6 25 7s22 5 37 17c15 11 18 14 27 19s10 8 35 15 28 5 37 5c11 1 15 0 34-2 18-2 36 3 40 4 5 1 16 4 25 7 24 7 57-5 70-23 62-86 92-155 155-382 53-190 70-399 70-399l-541 68c74 11 154 28 229 48 74 21 151 47 220 76">
            <text:p/>
          </draw:path>
          <draw:path draw:style-name="gr2" draw:layer="layout" svg:width="0.223cm" svg:height="0.222cm" svg:x="1.151cm" svg:y="1.07cm" svg:viewBox="0 0 224 223" svg:d="m220 141c-17 60-78 95-138 78-59-16-94-78-78-137 16-60 78-94 138-78 59 16 94 78 78 137z">
            <text:p/>
          </draw:path>
          <draw:path draw:style-name="gr3" draw:layer="layout" svg:width="0.223cm" svg:height="0.222cm" svg:x="1.151cm" svg:y="1.07cm" svg:viewBox="0 0 224 223" svg:d="m220 141c-17 60-78 95-138 78-59-16-94-78-78-137 16-60 78-94 138-78 59 16 94 78 78 137">
            <text:p/>
          </draw:path>
          <draw:polygon draw:style-name="gr2" draw:layer="layout" svg:width="0.037cm" svg:height="0.133cm" svg:x="1.407cm" svg:y="0.496cm" svg:viewBox="0 0 38 134" draw:points="0,134 38,0">
            <text:p/>
          </draw:polygon>
          <draw:line draw:style-name="gr3" draw:layer="layout" svg:x1="1.407cm" svg:y1="0.63cm" svg:x2="1.445cm" svg:y2="0.496cm">
            <text:p/>
          </draw:line>
          <draw:polygon draw:style-name="gr2" draw:layer="layout" svg:width="0.037cm" svg:height="0.133cm" svg:x="1.419cm" svg:y="0.499cm" svg:viewBox="0 0 38 134" draw:points="0,134 38,0">
            <text:p/>
          </draw:polygon>
          <draw:line draw:style-name="gr3" draw:layer="layout" svg:x1="1.419cm" svg:y1="0.633cm" svg:x2="1.457cm" svg:y2="0.499cm">
            <text:p/>
          </draw:line>
          <draw:path draw:style-name="gr2" draw:layer="layout" svg:width="0.489cm" svg:height="0.386cm" svg:x="1.108cm" svg:y="0.671cm" svg:viewBox="0 0 490 387" svg:d="m421 374c-2 9-13 15-22 12l-387-106c-9-3-14-13-12-23l67-244c2-10 13-15 23-13l386 107c10 2 16 13 13 22z">
            <text:p/>
          </draw:path>
          <draw:path draw:style-name="gr3" draw:layer="layout" svg:width="0.489cm" svg:height="0.386cm" svg:x="1.108cm" svg:y="0.671cm" svg:viewBox="0 0 490 387" svg:d="m421 374c-2 9-13 15-22 12l-387-106c-9-3-14-13-12-23l67-244c2-10 13-15 23-13l386 107c10 2 16 13 13 22l-67 245">
            <text:p/>
          </draw:path>
          <draw:path draw:style-name="gr6" draw:layer="layout" svg:width="0.085cm" svg:height="0.085cm" svg:x="1.014cm" svg:y="1.333cm" svg:viewBox="0 0 86 86" svg:d="m84 54c-7 23-30 36-53 30-22-7-35-30-30-53 7-23 30-35 53-30 23 7 36 30 30 53z">
            <text:p/>
          </draw:path>
          <draw:path draw:style-name="gr6" draw:layer="layout" svg:width="0.085cm" svg:height="0.085cm" svg:x="0.936cm" svg:y="1.593cm" svg:viewBox="0 0 86 86" svg:d="m84 54c-7 23-30 36-53 30-23-7-35-30-30-53 7-22 30-35 53-30 23 7 36 30 30 53z">
            <text:p/>
          </draw:path>
          <draw:path draw:style-name="gr6" draw:layer="layout" svg:width="0.085cm" svg:height="0.085cm" svg:x="1.295cm" svg:y="1.414cm" svg:viewBox="0 0 86 86" svg:d="m84 54c-7 22-30 36-53 30-22-7-35-30-30-53 7-23 30-35 53-30s36 30 30 53z">
            <text:p/>
          </draw:path>
          <draw:path draw:style-name="gr6" draw:layer="layout" svg:width="0.085cm" svg:height="0.085cm" svg:x="1.218cm" svg:y="1.674cm" svg:viewBox="0 0 86 86" svg:d="m84 54c-7 23-30 36-53 30-23-7-35-30-30-53 7-23 30-35 53-30 23 7 36 30 30 53z">
            <text:p/>
          </draw:path>
          <draw:path draw:style-name="gr6" draw:layer="layout" svg:width="0.085cm" svg:height="0.084cm" svg:x="1.147cm" svg:y="1.404cm" svg:viewBox="0 0 86 85" svg:d="m84 54c-6 22-30 36-53 30-22-7-35-30-30-53 7-22 30-35 53-30 23 7 36 30 30 53z">
            <text:p/>
          </draw:path>
          <draw:path draw:style-name="gr6" draw:layer="layout" svg:width="0.085cm" svg:height="0.085cm" svg:x="0.976cm" svg:y="1.464cm" svg:viewBox="0 0 86 86" svg:d="m84 54c-7 23-30 36-53 30-22-7-35-30-30-53 7-23 30-35 53-30 23 7 36 30 30 53z">
            <text:p/>
          </draw:path>
          <draw:path draw:style-name="gr6" draw:layer="layout" svg:width="0.085cm" svg:height="0.085cm" svg:x="1.257cm" svg:y="1.544cm" svg:viewBox="0 0 86 86" svg:d="m84 54c-7 22-30 36-53 30-22-7-35-30-30-53 7-23 30-35 53-30 23 7 36 30 30 53z">
            <text:p/>
          </draw:path>
          <draw:path draw:style-name="gr6" draw:layer="layout" svg:width="0.085cm" svg:height="0.085cm" svg:x="1.109cm" svg:y="1.535cm" svg:viewBox="0 0 86 86" svg:d="m84 54c-6 23-30 36-53 30-22-7-35-30-30-53 7-22 30-35 53-30 23 7 36 30 30 53z">
            <text:p/>
          </draw:path>
          <draw:path draw:style-name="gr6" draw:layer="layout" svg:width="0.085cm" svg:height="0.085cm" svg:x="1.07cm" svg:y="1.665cm" svg:viewBox="0 0 86 86" svg:d="m84 54c-7 23-30 36-53 30-22-7-35-30-30-53 7-23 30-35 53-30 23 7 36 30 30 5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obile Access IP Phone</dc:title>
    <meta:creation-date>2011-02-07T16:44:17</meta:creation-date>
    <meta:editing-duration>P0D</meta:editing-duration>
    <meta:editing-cycles>1</meta:editing-cycles>
    <meta:document-statistic meta:object-count="36"/>
    <meta:generator>OpenOffice.org/3.3$Linux OpenOffice.org_project/330m20$Build-9567</meta:generator>
  </office:meta>
</office:document-meta>
</file>